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justify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5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7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</style:style>
    <style:style style:name="T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F9B074" fo:background-color="#FDE4D0" fo:padding-top="0in" fo:padding-left="0.075in" fo:padding-bottom="0in" fo:padding-right="0.075in"/>
    </style:style>
    <style:style style:name="P8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="0.0138in solid #F9B074" fo:background-color="#FDE4D0" fo:padding-top="0in" fo:padding-left="0.075in" fo:padding-bottom="0in" fo:padding-right="0.075in"/>
    </style:style>
    <style:style style:name="P8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</style:style>
    <style:style style:name="T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</style:style>
    <style:style style:name="T10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</style:style>
    <style:style style:name="T12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</style:style>
    <style:style style:name="T13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7" style:family="table-row">
      <style:table-row-properties style:min-row-height="0.2354in" style:use-optimal-row-height="false"/>
    </style:style>
    <style:style style:name="TableCell1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</style:style>
    <style:style style:name="T14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paragraph-properties fo:text-align="justify"/>
    </style:style>
    <style:style style:name="T1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9" style:family="table-row">
      <style:table-row-properties style:min-row-height="0.0631in" style:use-optimal-row-height="false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justify"/>
    </style:style>
    <style:style style:name="T16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6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0" style:family="table-row">
      <style:table-row-properties style:min-row-height="0.0631in" style:use-optimal-row-height="false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6" style:parent-style-name="ללאמרווח" style:family="paragraph">
      <style:paragraph-properties fo:text-align="justify"/>
    </style:style>
    <style:style style:name="T1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81" style:family="table-row">
      <style:table-row-properties style:min-row-height="0.0631in" style:use-optimal-row-height="false"/>
    </style:style>
    <style:style style:name="TableCell18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8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138in solid #F9B074" fo:background-color="#FDE4D0" fo:padding-top="0in" fo:padding-left="0.075in" fo:padding-bottom="0in" fo:padding-right="0.075in"/>
    </style:style>
    <style:style style:name="P20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02" style:family="table-cell">
      <style:table-cell-properties fo:border="0.0138in solid #F9B074" fo:background-color="#FDE4D0" fo:padding-top="0in" fo:padding-left="0.075in" fo:padding-bottom="0in" fo:padding-right="0.075in"/>
    </style:style>
    <style:style style:name="P20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="0.0138in solid #F9B074" fo:background-color="#FDE4D0" fo:padding-top="0in" fo:padding-left="0.075in" fo:padding-bottom="0in" fo:padding-right="0.075in"/>
    </style:style>
    <style:style style:name="P20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06" style:family="table-cell">
      <style:table-cell-properties fo:border="0.0138in solid #F9B074" fo:background-color="#FDE4D0" fo:padding-top="0in" fo:padding-left="0.075in" fo:padding-bottom="0in" fo:padding-right="0.075in"/>
    </style:style>
    <style:style style:name="P20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9" style:parent-style-name="ללאמרווח" style:family="paragraph">
      <style:paragraph-properties fo:text-align="justify"/>
    </style:style>
    <style:style style:name="T21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1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מעודד צבעים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רוז'נסקי</text:p>
          </table:table-cell>
          <table:table-cell table:style-name="TableCell36" table:number-columns-spanned="2">
            <text:p text:style-name="P37">מס' 10 אזר"ת מערב 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ייבוא ושיווק<text:s/></text:p>
          </table:table-cell>
          <table:table-cell table:style-name="TableCell43" table:number-columns-spanned="2">
            <text:p text:style-name="P44">צבעים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/text:p>
          </table:table-cell>
          <table:table-cell table:style-name="TableCell51">
            <text:p text:style-name="P52">רמת סיווג<text:s text:c="2"/>:</text:p>
          </table:table-cell>
          <table:table-cell table:style-name="TableCell53">
            <text:p text:style-name="P54"><text:span text:style-name="T55">C</text:span><text:span text:style-name="T56">.</text:span></text:p>
          </table:table-cell>
          <table:table-cell table:style-name="TableCell57">
            <text:p text:style-name="P58">אישור כבאות: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 table:number-columns-spanned="3">
            <text:p text:style-name="P63">חומרים<text:s/>מסוכנים<text:s/>במפעל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שם החומר+ או"ם</text:p>
          </table:table-cell>
          <table:table-cell table:style-name="TableCell67">
            <text:p text:style-name="P68">כמות <text:s/>וסוג אריזה</text:p>
          </table:table-cell>
          <table:table-cell table:style-name="TableCell69">
            <text:p text:style-name="P70">קוד חירום</text:p>
          </table:table-cell>
          <table:table-cell table:style-name="TableCell71">
            <text:p text:style-name="P72">מיקום במפעל.</text:p>
          </table:table-cell>
        </table:table-row>
        <table:table-row table:style-name="TableRow73">
          <table:table-cell table:style-name="TableCell74">
            <text:p text:style-name="P75">1993-מדלל אורגני.</text:p>
          </table:table-cell>
          <table:table-cell table:style-name="TableCell76">
            <text:p text:style-name="P77">פחי,מתכת ופלסטיק <text:s/>במידות שונות</text:p>
          </table:table-cell>
          <table:table-cell table:style-name="TableCell78">
            <text:p text:style-name="P79"><text:span text:style-name="T80">Y</text:span><text:span text:style-name="T81">-3.</text:span></text:p>
          </table:table-cell>
          <table:table-cell table:style-name="TableCell82">
            <text:p text:style-name="P83">מצדו הצפוני בתוך המבנה.בחדר חומ"ס.</text:p>
          </table:table-cell>
        </table:table-row>
        <table:table-row table:style-name="TableRow84">
          <table:table-cell table:style-name="TableCell85">
            <text:p text:style-name="P86">1300-טרפנטין.</text:p>
          </table:table-cell>
          <table:table-cell table:style-name="TableCell87">
            <text:p text:style-name="P88">" <text:s text:c="13"/>" <text:s/></text:p>
          </table:table-cell>
          <table:table-cell table:style-name="TableCell89">
            <text:p text:style-name="P90"><text:span text:style-name="T91">Y</text:span><text:span text:style-name="T92">-3.</text:span></text:p>
          </table:table-cell>
          <table:table-cell table:style-name="TableCell93">
            <text:p text:style-name="P94"><text:span text:style-name="T95">מצדו הצפוני בתוך המפעל.</text:span><text:s/><text:span text:style-name="T96">בחדר</text:span><text:span text:style-name="T97"><text:s/></text:span><text:span text:style-name="T98">חומ</text:span><text:span text:style-name="T99">"</text:span><text:span text:style-name="T100">ס</text:span><text:span text:style-name="T101">.</text:span></text:p>
          </table:table-cell>
        </table:table-row>
        <table:table-row table:style-name="TableRow102">
          <table:table-cell table:style-name="TableCell103">
            <text:p text:style-name="P104">אציטון-1090.</text:p>
          </table:table-cell>
          <table:table-cell table:style-name="TableCell105">
            <text:p text:style-name="P106">" <text:s text:c="13"/>"</text:p>
          </table:table-cell>
          <table:table-cell table:style-name="TableCell107">
            <text:p text:style-name="P108"><text:span text:style-name="T109">E</text:span><text:span text:style-name="T110">-</text:span><text:span text:style-name="T111">Y</text:span><text:span text:style-name="T112">-3.</text:span></text:p>
          </table:table-cell>
          <table:table-cell table:style-name="TableCell113">
            <text:p text:style-name="P114">----------------------------------</text:p>
          </table:table-cell>
        </table:table-row>
        <table:table-row table:style-name="TableRow115">
          <table:table-cell table:style-name="TableCell116">
            <text:p text:style-name="P117">1300-סילקו.</text:p>
          </table:table-cell>
          <table:table-cell table:style-name="TableCell118">
            <text:p text:style-name="P119">" <text:s text:c="12"/>" <text:s text:c="2"/></text:p>
          </table:table-cell>
          <table:table-cell table:style-name="TableCell120">
            <text:p text:style-name="P121"><text:span text:style-name="T122">Y</text:span><text:span text:style-name="T123">-3.</text:span></text:p>
          </table:table-cell>
          <table:table-cell table:style-name="TableCell124">
            <text:p text:style-name="P125">----------------------------------</text:p>
          </table:table-cell>
        </table:table-row>
        <table:table-row table:style-name="TableRow126">
          <table:table-cell table:style-name="TableCell127">
            <text:p text:style-name="P128">1307-טינר.</text:p>
          </table:table-cell>
          <table:table-cell table:style-name="TableCell129">
            <text:p text:style-name="P130">" <text:s text:c="12"/>"</text:p>
          </table:table-cell>
          <table:table-cell table:style-name="TableCell131">
            <text:p text:style-name="P132"><text:span text:style-name="T133">Y</text:span><text:span text:style-name="T134">-3.</text:span></text:p>
          </table:table-cell>
          <table:table-cell table:style-name="TableCell135">
            <text:p text:style-name="P136">----------------------------------</text:p>
          </table:table-cell>
        </table:table-row>
        <table:table-row table:style-name="TableRow137">
          <table:table-cell table:style-name="TableCell138">
            <text:p text:style-name="P139">3082-מדלל, 305.</text:p>
          </table:table-cell>
          <table:table-cell table:style-name="TableCell140">
            <text:p text:style-name="P141">" <text:s text:c="12"/>"</text:p>
          </table:table-cell>
          <table:table-cell table:style-name="TableCell142">
            <text:p text:style-name="P143"><text:span text:style-name="T144">Z</text:span><text:span text:style-name="T145">-3.</text:span></text:p>
          </table:table-cell>
          <table:table-cell table:style-name="TableCell146">
            <text:p text:style-name="P147">----------------------------------</text:p>
          </table:table-cell>
        </table:table-row>
        <table:table-row table:style-name="TableRow148">
          <table:table-cell table:style-name="TableCell149">
            <text:p text:style-name="P150">1789-חומצת מלח.</text:p>
          </table:table-cell>
          <table:table-cell table:style-name="TableCell151">
            <text:p text:style-name="P152">" <text:s text:c="12"/>"</text:p>
          </table:table-cell>
          <table:table-cell table:style-name="TableCell153">
            <text:p text:style-name="P154"><text:span text:style-name="T155">R</text:span><text:span text:style-name="T156">-2.</text:span></text:p>
          </table:table-cell>
          <table:table-cell table:style-name="TableCell157">
            <text:p text:style-name="P158">----------------------------------<text:s text:c="88"/></text:p>
          </table:table-cell>
        </table:table-row>
        <table:table-row table:style-name="TableRow159">
          <table:table-cell table:style-name="TableCell160">
            <text:p text:style-name="P161">1263-פולוטירני(צבע)<text:s/></text:p>
          </table:table-cell>
          <table:table-cell table:style-name="TableCell162">
            <text:p text:style-name="P163">" <text:s text:c="12"/>"</text:p>
          </table:table-cell>
          <table:table-cell table:style-name="TableCell164">
            <text:p text:style-name="P165"><text:span text:style-name="T166">Y</text:span><text:span text:style-name="T167">-3.</text:span></text:p>
          </table:table-cell>
          <table:table-cell table:style-name="TableCell168">
            <text:p text:style-name="P169">----------------------------------</text:p>
          </table:table-cell>
        </table:table-row>
        <table:table-row table:style-name="TableRow170">
          <table:table-cell table:style-name="TableCell171">
            <text:p text:style-name="P172">1993- מסיר צבע.</text:p>
          </table:table-cell>
          <table:table-cell table:style-name="TableCell173">
            <text:p text:style-name="P174">" <text:s text:c="12"/>"</text:p>
          </table:table-cell>
          <table:table-cell table:style-name="TableCell175">
            <text:p text:style-name="P176"><text:span text:style-name="T177">Y</text:span><text:span text:style-name="T178">-3.</text:span></text:p>
          </table:table-cell>
          <table:table-cell table:style-name="TableCell179">
            <text:p text:style-name="P180">----------------------------------</text:p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<text:bookmark-start text:name="_GoBack"/>שם</text:p>
          </table:table-cell>
          <table:table-cell table:style-name="TableCell193">
            <text:p text:style-name="P194">טלפון</text:p>
          </table:table-cell>
          <table:table-cell table:style-name="TableCell195">
            <text:p text:style-name="P196"/>
          </table:table-cell>
          <table:table-cell table:style-name="TableCell197">
            <text:p text:style-name="P198">נייד</text:p>
          </table:table-cell>
        </table:table-row>
        <table:table-row table:style-name="TableRow199">
          <table:table-cell table:style-name="TableCell200">
            <text:p text:style-name="P201">עודד צבעים.</text:p>
          </table:table-cell>
          <table:table-cell table:style-name="TableCell202">
            <text:p text:style-name="P203">03:9517414.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052:3362666.</text:p>
          </table:table-cell>
        </table:table-row>
      </table:table>
      <text:p text:style-name="P208"><text:bookmark-end text:name="_GoBack"/></text:p>
      <text:p text:style-name="P209"><text:span text:style-name="T210">הערות מיוחדות :</text:span><text:span text:style-name="T211"><text:s/></text:span><text:span text:style-name="T212">בנוסף לחדר <text:s/>חומ"ס , מפוזרים על פני כל שטח המפעל על גבי מדפים . אחסנה ושיווק ותהליך ייצור ועבודה.</text:span></text:p>
      <text:p text:style-name="P213"/>
      <text:p text:style-name="P214"/>
      <text:p text:style-name="P215"/>
      <text:p text:style-name="P216">ממצאים : אבישי פפיאשוילי : אוקטובר 2013.</text:p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7:00Z</meta:creation-date>
    <dc:date>2014-05-21T07:57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2" meta:word-count="200" meta:character-count="1201" meta:row-count="8" meta:non-whitespace-character-count="1003"/>
  </office:meta>
</office:document-meta>
</file>